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Таблица2" style:family="table">
      <style:table-properties style:width="17.5cm" fo:margin-left="0cm" fo:margin-right="0.002cm" table:align="margins"/>
    </style:style>
    <style:style style:name="Таблица2.A" style:family="table-column">
      <style:table-column-properties style:column-width="14.79cm" style:rel-column-width="55388*"/>
    </style:style>
    <style:style style:name="Таблица2.B" style:family="table-column">
      <style:table-column-properties style:column-width="0.903cm" style:rel-column-width="3382*"/>
    </style:style>
    <style:style style:name="Таблица2.D" style:family="table-column">
      <style:table-column-properties style:column-width="0.903cm" style:rel-column-width="3383*"/>
    </style:style>
    <style:style style:name="Таблица2.C1" style:family="table-cell">
      <style:table-cell-properties fo:background-color="#dddddd">
        <style:background-image/>
      </style:table-cell-properties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4.79cm" style:rel-column-width="55383*"/>
    </style:style>
    <style:style style:name="Таблица3.B" style:family="table-column">
      <style:table-column-properties style:column-width="0.903cm" style:rel-column-width="3381*"/>
    </style:style>
    <style:style style:name="Таблица3.D" style:family="table-column">
      <style:table-column-properties style:column-width="0.905cm" style:rel-column-width="3390*"/>
    </style:style>
    <style:style style:name="Таблица3.A1" style:family="table-cell">
      <style:table-cell-properties fo:padding="0cm" fo:border="none"/>
    </style:style>
    <style:style style:name="Таблица3.C1" style:family="table-cell">
      <style:table-cell-properties fo:background-color="#dddddd" fo:padding="0cm" fo:border="none">
        <style:background-image/>
      </style:table-cell-properties>
    </style:style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14.79cm" style:rel-column-width="55383*"/>
    </style:style>
    <style:style style:name="Таблица4.B" style:family="table-column">
      <style:table-column-properties style:column-width="0.9cm" style:rel-column-width="3368*"/>
    </style:style>
    <style:style style:name="Таблица4.D" style:family="table-column">
      <style:table-column-properties style:column-width="0.912cm" style:rel-column-width="3416*"/>
    </style:style>
    <style:style style:name="Таблица4.C1" style:family="table-cell">
      <style:table-cell-properties fo:background-color="#dddddd">
        <style:background-image/>
      </style:table-cell-properties>
    </style:style>
    <style:style style:name="Таблица5" style:family="table">
      <style:table-properties style:width="17.501cm" table:align="margins"/>
    </style:style>
    <style:style style:name="Таблица5.A" style:family="table-column">
      <style:table-column-properties style:column-width="14.79cm" style:rel-column-width="55383*"/>
    </style:style>
    <style:style style:name="Таблица5.B" style:family="table-column">
      <style:table-column-properties style:column-width="0.9cm" style:rel-column-width="3368*"/>
    </style:style>
    <style:style style:name="Таблица5.D" style:family="table-column">
      <style:table-column-properties style:column-width="0.912cm" style:rel-column-width="3416*"/>
    </style:style>
    <style:style style:name="Таблица5.C1" style:family="table-cell">
      <style:table-cell-properties fo:background-color="#dddddd">
        <style:background-image/>
      </style:table-cell-properties>
    </style:style>
    <style:style style:name="Таблица6" style:family="table">
      <style:table-properties style:width="17.5cm" fo:margin-left="0cm" fo:margin-right="0.002cm" table:align="margins"/>
    </style:style>
    <style:style style:name="Таблица6.A" style:family="table-column">
      <style:table-column-properties style:column-width="14.808cm" style:rel-column-width="55455*"/>
    </style:style>
    <style:style style:name="Таблица6.B" style:family="table-column">
      <style:table-column-properties style:column-width="0.898cm" style:rel-column-width="3359*"/>
    </style:style>
    <style:style style:name="Таблица6.D" style:family="table-column">
      <style:table-column-properties style:column-width="0.898cm" style:rel-column-width="3362*"/>
    </style:style>
    <style:style style:name="Таблица6.A1" style:family="table-cell">
      <style:table-cell-properties fo:padding="0cm" fo:border="none"/>
    </style:style>
    <style:style style:name="Таблица6.C1" style:family="table-cell">
      <style:table-cell-properties fo:background-color="#dddddd" fo:padding="0cm" fo:border="none">
        <style:background-image/>
      </style:table-cell-properties>
    </style:style>
    <style:style style:name="Таблица7" style:family="table">
      <style:table-properties style:width="17.5cm" fo:margin-left="0cm" fo:margin-right="0.002cm" table:align="margins"/>
    </style:style>
    <style:style style:name="Таблица7.A" style:family="table-column">
      <style:table-column-properties style:column-width="14.808cm" style:rel-column-width="55455*"/>
    </style:style>
    <style:style style:name="Таблица7.B" style:family="table-column">
      <style:table-column-properties style:column-width="0.898cm" style:rel-column-width="3359*"/>
    </style:style>
    <style:style style:name="Таблица7.D" style:family="table-column">
      <style:table-column-properties style:column-width="0.898cm" style:rel-column-width="3362*"/>
    </style:style>
    <style:style style:name="Таблица7.A1" style:family="table-cell">
      <style:table-cell-properties fo:padding="0cm" fo:border="none"/>
    </style:style>
    <style:style style:name="Таблица7.C1" style:family="table-cell">
      <style:table-cell-properties fo:background-color="#dddddd" fo:padding="0cm" fo:border="none">
        <style:background-image/>
      </style:table-cell-properties>
    </style:style>
    <style:style style:name="Таблица8" style:family="table">
      <style:table-properties style:width="17.501cm" table:align="margins"/>
    </style:style>
    <style:style style:name="Таблица8.A" style:family="table-column">
      <style:table-column-properties style:column-width="1.005cm" style:rel-column-width="3765*"/>
    </style:style>
    <style:style style:name="Таблица8.B" style:family="table-column">
      <style:table-column-properties style:column-width="13.787cm" style:rel-column-width="51623*"/>
    </style:style>
    <style:style style:name="Таблица8.C" style:family="table-column">
      <style:table-column-properties style:column-width="2.709cm" style:rel-column-width="10147*"/>
    </style:style>
    <style:style style:name="Таблица8.A1" style:family="table-cell">
      <style:table-cell-properties fo:padding="0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170c5" officeooo:paragraph-rsid="008a9832" style:font-weight-asian="normal" style:font-weight-complex="normal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1170c5" officeooo:paragraph-rsid="008ab83d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8ab83d" officeooo:paragraph-rsid="008ab83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8ab83d" officeooo:paragraph-rsid="00952b10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8ab83d" officeooo:paragraph-rsid="0095fefa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938bc3" officeooo:paragraph-rsid="00952b10" style:font-weight-asian="normal" style:font-weight-complex="normal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938bc3" officeooo:paragraph-rsid="009bcfaa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952b10" officeooo:paragraph-rsid="00952b10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4afa94" officeooo:paragraph-rsid="008ab83d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4afa94" officeooo:paragraph-rsid="0099a787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170c5" officeooo:paragraph-rsid="008a9832" fo:background-color="transparent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170c5" officeooo:paragraph-rsid="008ab83d" fo:background-color="transparent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8a9832"/>
    </style:style>
    <style:style style:name="P15" style:family="paragraph" style:parent-style-name="Text_20_body">
      <style:paragraph-properties fo:text-align="start" style:justify-single-word="false"/>
      <style:text-properties officeooo:rsid="001170c5" officeooo:paragraph-rsid="006b4540" fo:background-color="transparent"/>
    </style:style>
    <style:style style:name="P16" style:family="paragraph" style:parent-style-name="Text_20_body">
      <style:text-properties officeooo:paragraph-rsid="008ab83d"/>
    </style:style>
    <style:style style:name="P1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8ab83d"/>
    </style:style>
    <style:style style:name="P1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20" style:family="paragraph" style:parent-style-name="Text_20_body">
      <style:text-properties officeooo:rsid="002103be" officeooo:paragraph-rsid="008ab83d"/>
    </style:style>
    <style:style style:name="P21" style:family="paragraph" style:parent-style-name="Text_20_body">
      <style:paragraph-properties fo:text-align="start" style:justify-single-word="false"/>
      <style:text-properties officeooo:rsid="001170c5" officeooo:paragraph-rsid="008a9832" fo:background-color="#dddddd"/>
    </style:style>
    <style:style style:name="P22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rsid="0099f4e6" officeooo:paragraph-rsid="0099f4e6" fo:background-color="#dddddd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paragraph-rsid="009bcfaa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transparent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color="#b2b2b2" fo:font-weight="normal" officeooo:rsid="001170c5" officeooo:paragraph-rsid="008ab83d" fo:background-color="transparent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#dddddd" style:font-weight-asian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color="#b2b2b2" fo:font-weight="normal" officeooo:rsid="008ab83d" officeooo:paragraph-rsid="008ab83d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9a787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bcfaa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color="#b2b2b2" fo:font-weight="normal" officeooo:rsid="004afa94" officeooo:paragraph-rsid="00971325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8ab83d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9bcfaa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35" style:family="paragraph" style:parent-style-name="Text_20_body">
      <style:paragraph-properties fo:text-align="center" style:justify-single-word="false"/>
      <style:text-properties fo:color="#b2b2b2" officeooo:rsid="0099a787" officeooo:paragraph-rsid="0099a787" fo:background-color="#dddddd"/>
    </style:style>
    <style:style style:name="P36" style:family="paragraph" style:parent-style-name="Text_20_body">
      <style:paragraph-properties fo:text-align="center" style:justify-single-word="false"/>
      <style:text-properties fo:color="#b2b2b2" officeooo:rsid="0099a787" officeooo:paragraph-rsid="0099a787"/>
    </style:style>
    <style:style style:name="P37" style:family="paragraph" style:parent-style-name="Text_20_body">
      <style:paragraph-properties fo:text-align="center" style:justify-single-word="false"/>
      <style:text-properties fo:color="#b2b2b2" officeooo:rsid="002103be" officeooo:paragraph-rsid="008ab83d"/>
    </style:style>
    <style:style style:name="P38" style:family="paragraph" style:parent-style-name="Text_20_body">
      <style:paragraph-properties fo:text-align="center" style:justify-single-word="false"/>
      <style:text-properties fo:color="#b2b2b2" fo:font-weight="bold" officeooo:paragraph-rsid="009bcfaa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color="#b2b2b2" fo:font-weight="bold" officeooo:rsid="0099a787" officeooo:paragraph-rsid="009bcfaa" style:font-weight-asian="bold" style:font-weight-complex="bold"/>
    </style:style>
    <style:style style:name="P40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1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2" style:family="paragraph" style:parent-style-name="Table_20_Contents">
      <style:paragraph-properties fo:text-align="center" style:justify-single-word="false"/>
      <style:text-properties officeooo:rsid="003e97d6" officeooo:paragraph-rsid="008a9832"/>
    </style:style>
    <style:style style:name="P43" style:family="paragraph" style:parent-style-name="Table_20_Contents">
      <style:text-properties fo:font-style="normal" officeooo:rsid="005f87eb" officeooo:paragraph-rsid="008a9832" style:font-style-asian="normal" style:font-style-complex="normal"/>
    </style:style>
    <style:style style:name="P44" style:family="paragraph" style:parent-style-name="Table_20_Contents">
      <style:text-properties fo:font-style="italic" officeooo:rsid="005f87eb" officeooo:paragraph-rsid="008a9832" style:font-style-asian="italic" style:font-style-complex="italic"/>
    </style:style>
    <style:style style:name="P45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46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47" style:family="paragraph" style:parent-style-name="Text_20_body" style:master-page-name="">
      <style:paragraph-properties fo:text-align="end" style:justify-single-word="false" style:page-number="auto" fo:background-color="#333333" fo:keep-with-next="always">
        <style:background-image/>
      </style:paragraph-properties>
      <style:text-properties officeooo:rsid="008a9832" officeooo:paragraph-rsid="008a9832"/>
    </style:style>
    <style:style style:name="P48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1170c5" officeooo:paragraph-rsid="008a9832" fo:background-color="#dddddd" style:font-weight-asian="normal" style:font-weight-complex="normal"/>
    </style:style>
    <style:style style:name="P49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6b4540" fo:background-color="#dddddd" style:font-weight-asian="normal" style:font-weight-complex="normal"/>
    </style:style>
    <style:style style:name="P50" style:family="paragraph" style:parent-style-name="Text_20_body" style:master-page-name="">
      <style:paragraph-properties style:page-number="auto" fo:keep-with-next="always"/>
      <style:text-properties officeooo:rsid="002103be" officeooo:paragraph-rsid="002103be" fo:background-color="#dddddd"/>
    </style:style>
    <style:style style:name="P51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rsid="008ab83d" officeooo:paragraph-rsid="008ab83d" fo:background-color="#dddddd"/>
    </style:style>
    <style:style style:name="P52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paragraph-rsid="008ab83d"/>
    </style:style>
    <style:style style:name="P53" style:family="paragraph" style:parent-style-name="Horizontal_20_Line">
      <style:text-properties officeooo:paragraph-rsid="008a9832"/>
    </style:style>
    <style:style style:name="P54" style:family="paragraph" style:parent-style-name="Text_20_body">
      <style:paragraph-properties fo:text-align="end" style:justify-single-word="false" fo:background-color="#333333">
        <style:background-image/>
      </style:paragraph-properties>
      <style:text-properties officeooo:rsid="008a9832" officeooo:paragraph-rsid="0091ab91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officeooo:rsid="001170c5" style:font-weight-asian="bold" style:font-weight-complex="bold"/>
    </style:style>
    <style:style style:name="T4" style:family="text">
      <style:text-properties fo:font-weight="bold" officeooo:rsid="008c935d" style:font-weight-asian="bold" style:font-weight-complex="bold"/>
    </style:style>
    <style:style style:name="T5" style:family="text">
      <style:text-properties fo:font-weight="bold" officeooo:rsid="008a9832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style="italic" officeooo:rsid="003b5845" style:font-style-asian="italic" style:font-style-complex="italic"/>
    </style:style>
    <style:style style:name="T8" style:family="text">
      <style:text-properties fo:color="#c0c0c0" style:font-name="Liberation Sans1" fo:font-size="10pt" fo:font-weight="normal" officeooo:rsid="0052fbd6" fo:background-color="transparent" loext:char-shading-value="0" style:font-weight-asian="normal" style:font-weight-complex="normal"/>
    </style:style>
    <style:style style:name="T9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0" style:family="text">
      <style:text-properties officeooo:rsid="008a9832"/>
    </style:style>
    <style:style style:name="T11" style:family="text">
      <style:text-properties fo:color="#ffffff" fo:font-weight="normal" fo:background-color="transparent" loext:char-shading-value="0" style:font-weight-asian="normal" style:font-weight-complex="normal"/>
    </style:style>
    <style:style style:name="T12" style:family="text">
      <style:text-properties fo:color="#ffffff" fo:font-weight="bold" fo:background-color="transparent" loext:char-shading-value="0" style:font-weight-asian="bold" style:font-weight-complex="bold"/>
    </style:style>
    <style:style style:name="T13" style:family="text">
      <style:text-properties fo:color="#ffffff" fo:font-weight="bold" officeooo:rsid="0091ab91" fo:background-color="transparent" loext:char-shading-value="0" style:font-weight-asian="bold" style:font-weight-complex="bold"/>
    </style:style>
    <style:style style:name="T14" style:family="text">
      <style:text-properties fo:color="#ffffff" fo:font-weight="bold" officeooo:rsid="00938bc3" fo:background-color="transparent" loext:char-shading-value="0" style:font-weight-asian="bold" style:font-weight-complex="bold"/>
    </style:style>
    <style:style style:name="T15" style:family="text">
      <style:text-properties fo:color="#ffffff" officeooo:rsid="0041c01f" fo:background-color="#000000" loext:char-shading-value="0"/>
    </style:style>
    <style:style style:name="T16" style:family="text">
      <style:text-properties fo:color="#ffffff" officeooo:rsid="00938bc3" fo:background-color="#000000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ddca17"/>
    </style:style>
    <style:style style:name="T19" style:family="text">
      <style:text-properties officeooo:rsid="00e37cc0"/>
    </style:style>
    <style:style style:name="T20" style:family="text">
      <style:text-properties officeooo:rsid="00cd3496"/>
    </style:style>
    <style:style style:name="T21" style:family="text">
      <style:text-properties officeooo:rsid="00e1668a"/>
    </style:style>
    <style:style style:name="T22" style:family="text">
      <style:text-properties officeooo:rsid="00938bc3"/>
    </style:style>
    <style:style style:name="T23" style:family="text">
      <style:text-properties officeooo:rsid="00952b10"/>
    </style:style>
    <style:style style:name="T24" style:family="text">
      <style:text-properties officeooo:rsid="009bcf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6"><text:s text:c="18"/><text:span text:style-name="T10">Чек-лист </text:span>Ка<text:span text:style-name="T2">рточки</text:span> процесс<text:span text:style-name="T2">а</text:span></text:p>
          </table:table-cell>
          <table:table-cell office:value-type="string">
            <text:p text:style-name="P45"><text:s text:c="2"/>#[ID] </text:p>
          </table:table-cell>
        </table:table-row>
      </table:table>
      <text:p text:style-name="P54"><text:span text:style-name="T11">Заполняет </text:span><text:span text:style-name="T12">Владелец процесса </text:span><text:span text:style-name="T13">[OWNER] :</text:span><text:span text:style-name="T12"> </text:span></text:p>
      <text:p text:style-name="P21"><text:span text:style-name="T10">1. Процесс:</text:span> <text:span text:style-name="T5">[ [SHORTNAME] ] [NAME]</text:span></text:p>
      <text:p text:style-name="P14"><text:span text:style-name="T17">Родительский процесс: </text:span><text:span text:style-name="T6">[PARENT]</text:span><text:span text:style-name="T8"> [PARENT_ID]</text:span></text:p>
      <text:p text:style-name="P2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42">[SP]</text:p>
          </table:table-cell>
          <table:table-cell table:style-name="SUBPROC.A1" office:value-type="string">
            <text:p text:style-name="P43">[SPNAME] <text:span text:style-name="T9">#[SP_ID]</text:span></text:p>
          </table:table-cell>
          <table:table-cell table:style-name="SUBPROC.A1" office:value-type="string">
            <text:p text:style-name="P44">[SPOWNER]</text:p>
          </table:table-cell>
        </table:table-row>
      </table:table>
      <text:p text:style-name="P5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office:value-type="string">
            <text:p text:style-name="P16"><text:span text:style-name="T19">Н</text:span>азвани<text:span text:style-name="T19">е</text:span> процесс<text:span text:style-name="T19">а точно отражает его суть</text:span>?</text:p>
          </table:table-cell>
          <table:table-cell office:value-type="string">
            <text:p text:style-name="P34"/>
          </table:table-cell>
          <table:table-cell table:style-name="Таблица2.C1" office:value-type="string">
            <text:p text:style-name="P35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3">Название процесса можно сократить, чтобы использовать его в <text:span text:style-name="T18">обсуждении?</text:span></text:p>
          </table:table-cell>
          <table:table-cell office:value-type="string">
            <text:p text:style-name="P24">да</text:p>
          </table:table-cell>
          <table:table-cell table:style-name="Таблица2.C1" office:value-type="string">
            <text:p text:style-name="P26">нет</text:p>
          </table:table-cell>
          <table:table-cell office:value-type="string">
            <text:p text:style-name="P25"/>
          </table:table-cell>
        </table:table-row>
      </table:table>
      <text:p text:style-name="P12"/>
      <text:p text:style-name="P48"><text:span text:style-name="T10">2. </text:span>Цель <text:span text:style-name="T10">процесса</text:span>: <text:span text:style-name="T7">[GOAL]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>
          <table:table-cell table:style-name="Таблица3.A1" office:value-type="string">
            <text:p text:style-name="P4">Цель процесса изложена с точки зрения банка, а не отдельного подразделения или процесса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4">Цель процесса короче 2-х строк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4">Цель отвечает на вопрос ЗАЧЕМ ЭТОТ ПРОЦЕСС НУЖЕН БАНКУ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9">Цель определена конкретно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5">Достижение цели процесса приведет:<text:tab/><text:tab/><text:tab/></text:p>
            <text:p text:style-name="P5">- к увеличению прибыли банка /<text:span text:style-name="T23">в чем</text:span>? 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5">- к уменьшению затрат банка /<text:span text:style-name="T23">каких</text:span>? 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7">- к уменьшению рисков /каких? _____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7">- к наведению порядка, оптимизации /чего? 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6">- иное /что? _____________________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5">Цель показывает какого результата банк хочет добиться в данном процессе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</table:table>
      <text:p text:style-name="P10"/>
      <text:p text:style-name="P49"><text:span text:style-name="T10">3. </text:span>Краткое описание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office:value-type="string">
            <text:p text:style-name="P16">Описание процесса состоит из нескольких шагов (этапов)?</text:p>
          </table:table-cell>
          <table:table-cell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Шаги отделены друг от друга пустой строкой?</text:p>
          </table:table-cell>
          <table:table-cell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Описанная последовательность шагов соответствует логической последовательности действий в процессе?</text:p>
          </table:table-cell>
          <table:table-cell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Роли в кратком описании приведены точно <text:span text:style-name="T21">так, </text:span>как они называются?</text:p>
          </table:table-cell>
          <table:table-cell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1">Каждый шаг, описывающий действия в процессе в описании приведен по схеме - <text:span text:style-name="T20">Кто (Роль)? Что и зачем делает? Какой результат получает? Как это дальше используется для достижения цели процесса (или подробнее)?</text:span></text:p>
          </table:table-cell>
          <table:table-cell office:value-type="string">
            <text:p text:style-name="P31"/>
          </table:table-cell>
          <table:table-cell table:style-name="Таблица4.C1" office:value-type="string">
            <text:p text:style-name="P28">да</text:p>
          </table:table-cell>
          <table:table-cell office:value-type="string">
            <text:p text:style-name="P28">нет</text:p>
          </table:table-cell>
        </table:table-row>
      </table:table>
      <text:p text:style-name="P15"/>
      <text:p text:style-name="P50"><text:span text:style-name="T10">4. </text:span>Роли процесса: <text:span text:style-name="T4">[ROLES]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office:value-type="string">
            <text:p text:style-name="P16">Название каждой роли <text:s/>приведено без пробелов?</text:p>
          </table:table-cell>
          <table:table-cell office:value-type="string">
            <text:p text:style-name="P34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Название каждой роли приведено в ВерблюжьейНотации?</text:p>
          </table:table-cell>
          <table:table-cell office:value-type="string">
            <text:p text:style-name="P34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Название каждой роли содержат название должности?</text:p>
          </table:table-cell>
          <table:table-cell office:value-type="string">
            <text:p text:style-name="P36">да</text:p>
          </table:table-cell>
          <table:table-cell table:style-name="Таблица5.C1" office:value-type="string">
            <text:p text:style-name="P36">нет</text:p>
          </table:table-cell>
          <table:table-cell office:value-type="string">
            <text:p text:style-name="P34"/>
          </table:table-cell>
        </table:table-row>
        <table:table-row>
          <table:table-cell office:value-type="string">
            <text:p text:style-name="P20">Название каждой роли точно отражает суть действий исполнителя в данном процессе?</text:p>
          </table:table-cell>
          <table:table-cell office:value-type="string">
            <text:p text:style-name="P37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</table:table>
      <text:p text:style-name="Text_20_body"/>
      <text:p text:style-name="P52"><text:soft-page-break/>[USER_POSITION]<text:tab/>/ [USER_NAME] /</text:p>
      <text:p text:style-name="P17">[REPORT_DATE] г.</text:p>
      <text:p text:style-name="P17"/>
      <text:p text:style-name="P47"><text:span text:style-name="T11">Заполняет Процессный комитет</text:span><text:span text:style-name="T14">: </text:span></text:p>
      <text:p text:style-name="P51">5. <text:span text:style-name="T2">Владелец процесса: </text:span><text:span text:style-name="T3">[OWNER]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row>
          <table:table-cell table:style-name="Таблица6.A1" office:value-type="string">
            <text:p text:style-name="P16">Зона ответственности владельца соответствуют предметной области процесса?</text:p>
          </table:table-cell>
          <table:table-cell table:style-name="Таблица6.A1" office:value-type="string">
            <text:p text:style-name="P34"/>
          </table:table-cell>
          <table:table-cell table:style-name="Таблица6.C1" office:value-type="string">
            <text:p text:style-name="P36">да</text:p>
          </table:table-cell>
          <table:table-cell table:style-name="Таблица6.A1" office:value-type="string">
            <text:p text:style-name="P36">нет</text:p>
          </table:table-cell>
        </table:table-row>
        <table:table-row>
          <table:table-cell table:style-name="Таблица6.A1" office:value-type="string">
            <text:p text:style-name="P3">Компетенции и опыт владельца процесса достаточны для управления процессом (анализ, контроль достижения целей, улучшение процесса)?</text:p>
          </table:table-cell>
          <table:table-cell table:style-name="Таблица6.A1" office:value-type="string">
            <text:p text:style-name="P32"/>
          </table:table-cell>
          <table:table-cell table:style-name="Таблица6.C1" office:value-type="string">
            <text:p text:style-name="P29">да</text:p>
          </table:table-cell>
          <table:table-cell table:style-name="Таблица6.A1" office:value-type="string">
            <text:p text:style-name="P29">нет</text:p>
          </table:table-cell>
        </table:table-row>
      </table:table>
      <text:p text:style-name="P17"/>
      <text:p text:style-name="P18">Члены процессного комитета:</text:p>
      <text:p text:style-name="P18">___________________ /<text:tab/>/</text:p>
      <text:p text:style-name="P18">___________________ /<text:tab/>/</text:p>
      <text:p text:style-name="P18">___________________ /<text:tab/>/</text:p>
      <text:p text:style-name="P18">___________________ /<text:tab/>/</text:p>
      <text:p text:style-name="P18"/>
      <text:p text:style-name="P22">Результат рассмотрения: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row>
          <table:table-cell table:style-name="Таблица7.A1" office:value-type="string">
            <text:p text:style-name="P23"><text:span text:style-name="T22">Процесс </text:span><text:span text:style-name="T15"> </text:span><text:span text:style-name="T16">#</text:span><text:span text:style-name="T15">[ID]  </text:span><text:s/><text:span text:style-name="T22">выделен, описан, может быть взят в управление.</text:span></text:p>
          </table:table-cell>
          <table:table-cell table:style-name="Таблица7.A1" office:value-type="string">
            <text:p text:style-name="P38"/>
          </table:table-cell>
          <table:table-cell table:style-name="Таблица7.C1" office:value-type="string">
            <text:p text:style-name="P39">да</text:p>
          </table:table-cell>
          <table:table-cell table:style-name="Таблица7.A1" office:value-type="string">
            <text:p text:style-name="P39">нет</text:p>
          </table:table-cell>
        </table:table-row>
        <table:table-row>
          <table:table-cell table:style-name="Таблица7.A1" office:value-type="string">
            <text:p text:style-name="P8">Требуются следующие доработки:</text:p>
          </table:table-cell>
          <table:table-cell table:style-name="Таблица7.A1" office:value-type="string">
            <text:p text:style-name="P33"/>
          </table:table-cell>
          <table:table-cell table:style-name="Таблица7.C1" office:value-type="string">
            <text:p text:style-name="P30">да</text:p>
          </table:table-cell>
          <table:table-cell table:style-name="Таблица7.A1" office:value-type="string">
            <text:p text:style-name="P30"><text:span text:style-name="T24">н</text:span>ет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1">№ п/п</text:p>
          </table:table-cell>
          <table:table-cell table:style-name="Таблица8.A1" office:value-type="string">
            <text:p text:style-name="P40">Что сделать</text:p>
          </table:table-cell>
          <table:table-cell table:style-name="Таблица8.A1" office:value-type="string">
            <text:p text:style-name="P41">Срок исполнения</text:p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T27S</meta:editing-duration>
    <meta:editing-cycles>2</meta:editing-cycles>
    <dc:title>Чек-лист к Карточке процесса</dc:title>
    <meta:initial-creator>Роберт Мулланурович Бикмансуров</meta:initial-creator>
    <meta:creation-date>2015-03-12T17:01:35.772314344</meta:creation-date>
    <dc:subject>контроль качества Карточки процесса</dc:subject>
    <dc:date>2015-03-12T17:01:50.582900433</dc:date>
    <dc:creator>Роберт Мулланурович Бикмансуров</dc:creator>
    <meta:document-statistic meta:table-count="9" meta:image-count="0" meta:object-count="0" meta:page-count="2" meta:paragraph-count="93" meta:word-count="337" meta:character-count="2461" meta:non-whitespace-character-count="2188"/>
  </office:meta>
</office:document-meta>
</file>